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erif CJK SC" svg:font-family="'Noto Serif CJK SC'" style:font-family-generic="system" style:font-pitch="variable"/>
    <style:font-face style:name="思源黑体 CN" svg:font-family="'思源黑体 CN'" style:font-family-generic="system" style:font-pitch="variable"/>
    <style:font-face style:name="思源黑体 CN ExtraLight" svg:font-family="'思源黑体 CN ExtraLight'" style:font-pitch="variable"/>
    <style:font-face style:name="更纱黑体 SC" svg:font-family="'更纱黑体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ash" svg:stroke-linecap="butt" draw:fill-color="#cccccc" draw:textarea-horizontal-align="justify" draw:textarea-vertical-align="middle" draw:auto-grow-height="false" fo:min-height="5.75cm" fo:min-width="13.5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4.75cm"/>
      <style:paragraph-properties style:writing-mode="lr-tb"/>
    </style:style>
    <style:style style:name="gr3" style:family="graphic" style:parent-style-name="standard">
      <style:graphic-properties draw:fill-color="#ffbf00" draw:textarea-horizontal-align="justify" draw:textarea-vertical-align="middle" draw:auto-grow-height="false" fo:min-height="0.75cm" fo:min-width="4.75cm"/>
      <style:paragraph-properties style:writing-mode="lr-tb"/>
    </style:style>
    <style:style style:name="gr4" style:family="graphic" style:parent-style-name="standard">
      <style:graphic-properties draw:stroke="dash" draw:stroke-dash="Long_20_Dash_20__28_Rounded_29_" svg:stroke-linecap="round" draw:fill-color="#cccccc" draw:textarea-horizontal-align="justify" draw:textarea-vertical-align="middle" draw:auto-grow-height="false" fo:min-height="4cm" fo:min-width="5.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25cm" fo:min-width="4.2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25cm" fo:min-width="2.7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25cm" fo:min-width="3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25cm" fo:min-width="3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25cm" fo:min-width="4cm"/>
      <style:paragraph-properties style:writing-mode="lr-tb"/>
    </style:style>
    <style:style style:name="gr12" style:family="graphic" style:parent-style-name="standard">
      <style:graphic-properties draw:fill-color="#ffbf00" draw:textarea-horizontal-align="justify" draw:textarea-vertical-align="middle" draw:auto-grow-height="false" fo:min-height="0.75cm" fo:min-width="3.75cm"/>
      <style:paragraph-properties style:writing-mode="lr-tb"/>
    </style:style>
    <style:style style:name="gr13" style:family="graphic" style:parent-style-name="objectwithoutfill">
      <style:graphic-properties draw:marker-start="" draw:marker-end="Arrowheads_20_2" draw:marker-end-width="0.3cm" draw:fill="none" draw:textarea-vertical-align="middle"/>
    </style:style>
    <style:style style:name="gr14" style:family="graphic" style:parent-style-name="objectwithoutfill">
      <style:graphic-properties draw:marker-start="" draw:marker-end="Arrowheads_20_3" draw:marker-end-width="0.3cm" draw:fill="none" draw:textarea-vertical-align="middle"/>
    </style:style>
    <style:style style:name="gr15" style:family="graphic" style:parent-style-name="standard">
      <style:graphic-properties draw:fill-color="#ffbf00" draw:textarea-horizontal-align="justify" draw:textarea-vertical-align="middle" draw:auto-grow-height="false" fo:min-height="0.75cm" fo:min-width="4.5cm"/>
      <style:paragraph-properties style:writing-mode="lr-tb"/>
    </style:style>
    <style:style style:name="gr16" style:family="graphic" style:parent-style-name="objectwithoutfill">
      <style:graphic-properties draw:marker-start="" draw:marker-end="Arrowheads_20_13" draw:marker-end-width="0.2cm" draw:fill="none" draw:textarea-vertical-align="middle"/>
    </style:style>
    <style:style style:name="gr17" style:family="graphic" style:parent-style-name="standard">
      <style:graphic-properties draw:stroke="dash" draw:stroke-dash="Long_20_Dash_20__28_Rounded_29_" svg:stroke-linecap="round" draw:fill-color="#cccccc" draw:textarea-horizontal-align="justify" draw:textarea-vertical-align="middle" draw:auto-grow-height="false" fo:min-height="5.25cm" fo:min-width="5.75cm"/>
      <style:paragraph-properties style:writing-mode="lr-tb"/>
    </style:style>
    <style:style style:name="gr18" style:family="graphic" style:parent-style-name="standard">
      <style:graphic-properties draw:fill-color="#ffbf00" draw:textarea-horizontal-align="justify" draw:textarea-vertical-align="middle" draw:auto-grow-height="false" fo:min-height="0.772cm" fo:min-width="4.75cm"/>
      <style:paragraph-properties style:writing-mode="lr-tb"/>
    </style:style>
    <style:style style:name="gr19" style:family="graphic" style:parent-style-name="standard">
      <style:graphic-properties draw:marker-start="" draw:marker-end="Arrowheads_20_13" draw:textarea-vertical-align="middle"/>
    </style:style>
    <style:style style:name="gr20" style:family="graphic" style:parent-style-name="standard">
      <style:graphic-properties draw:stroke="dash" draw:stroke-dash="Long_20_Dash_20__28_Rounded_29_" svg:stroke-linecap="round" draw:fill-color="#cccccc" draw:textarea-horizontal-align="justify" draw:textarea-vertical-align="middle" draw:auto-grow-height="false" fo:min-height="4.95cm" fo:min-width="5.75cm"/>
      <style:paragraph-properties style:writing-mode="lr-tb"/>
    </style:style>
    <style:style style:name="gr21" style:family="graphic" style:parent-style-name="standard">
      <style:graphic-properties draw:fill-color="#ffbf00" draw:textarea-horizontal-align="justify" draw:textarea-vertical-align="middle" draw:auto-grow-height="false" fo:min-height="1cm" fo:min-width="4.75cm"/>
      <style:paragraph-properties style:writing-mode="lr-tb"/>
    </style:style>
    <style:style style:name="gr22" style:family="graphic" style:parent-style-name="objectwithoutfill">
      <style:graphic-properties draw:marker-start="" draw:marker-end="Arrow_20_short" draw:marker-end-width="0.3cm" draw:fill="none" draw:textarea-vertical-align="middle"/>
    </style:style>
    <style:style style:name="gr23" style:family="graphic" style:parent-style-name="standard">
      <style:graphic-properties draw:stroke="dash" draw:stroke-dash="Long_20_Dash_20__28_Rounded_29_" svg:stroke-linecap="round" draw:fill-color="#cccccc" draw:textarea-horizontal-align="justify" draw:textarea-vertical-align="middle" draw:auto-grow-height="false" fo:min-height="3.75cm" fo:min-width="5.75cm"/>
      <style:paragraph-properties style:writing-mode="lr-tb"/>
    </style:style>
    <style:style style:name="gr24" style:family="graphic" style:parent-style-name="objectwithoutfill">
      <style:graphic-properties draw:marker-start="" draw:marker-end="" draw:fill="none" draw:textarea-vertical-align="middle"/>
    </style:style>
    <style:style style:name="gr25" style:family="graphic" style:parent-style-name="objectwithoutfill">
      <style:graphic-properties draw:marker-start="Arrowheads_20_13" draw:marker-end="" draw:fill="none" draw:textarea-vertical-align="middle"/>
    </style:style>
    <style:style style:name="gr26" style:family="graphic" style:parent-style-name="standard">
      <style:graphic-properties draw:marker-start="" draw:marker-end="Arrowheads_20_12" draw:textarea-vertical-align="middle"/>
    </style:style>
    <style:style style:name="gr27" style:family="graphic" style:parent-style-name="objectwithoutfill">
      <style:graphic-properties draw:marker-start="" draw:marker-end="Arrowheads_20_13" draw:fill="none" draw:textarea-vertical-align="middle"/>
    </style:style>
    <style:style style:name="gr28" style:family="graphic" style:parent-style-name="objectwithoutfill">
      <style:graphic-properties svg:stroke-width="0cm" draw:marker-start="" draw:marker-end="" draw:fill="none" draw:textarea-vertical-align="middle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style:font-name="思源黑体 CN ExtraLight" style:font-name-asian="思源黑体 CN ExtraLight"/>
    </style:style>
    <style:style style:name="P5" style:family="paragraph">
      <style:paragraph-properties fo:text-align="center"/>
      <style:text-properties style:font-name="思源黑体 CN ExtraLight" fo:font-size="12pt" style:font-name-asian="思源黑体 CN ExtraLight" style:font-size-asian="12pt" style:font-size-complex="12pt"/>
    </style:style>
    <style:style style:name="P6" style:family="paragraph">
      <loext:graphic-properties draw:fill-color="#ffbf00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3pt" style:font-size-asian="13pt" style:font-size-complex="13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-color="#ffbf00"/>
      <style:paragraph-properties fo:text-align="center"/>
      <style:text-properties style:font-name="思源黑体 CN ExtraLight" style:font-name-asian="思源黑体 CN ExtraLigh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bf00"/>
      <style:paragraph-properties fo:text-align="center"/>
    </style:style>
    <style:style style:name="P12" style:family="paragraph">
      <loext:graphic-properties draw:fill-color="#ffbf00"/>
      <style:paragraph-properties fo:text-align="center"/>
      <style:text-properties fo:font-size="15pt" style:font-size-asian="15pt" style:font-size-complex="15pt"/>
    </style:style>
    <style:style style:name="P13" style:family="paragraph">
      <loext:graphic-properties draw:fill-color="#ffbf00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思源黑体 CN ExtraLight" fo:font-size="12pt" style:font-name-asian="思源黑体 CN ExtraLight" style:font-size-asian="12pt" style:font-size-complex="12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style:font-name="思源黑体 CN ExtraLight" fo:font-size="11pt" style:font-name-asian="思源黑体 CN ExtraLight" style:font-size-asian="11pt" style:font-size-complex="11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cm" svg:height="6cm" svg:x="1.25cm" svg:y="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5cm" svg:height="1cm" svg:x="1.25cm" svg:y="4.25cm">
          <text:p text:style-name="P2"><text:span text:style-name="T1">挑选一个初始模型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" draw:id="id1" draw:layer="layout" svg:width="5.25cm" svg:height="1cm" svg:x="1.25cm" svg:y="6.5cm">
          <text:p text:style-name="P4"><text:span text:style-name="T2">先验预测性检查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25cm" svg:height="1cm" svg:x="1.25cm" svg:y="8.5cm">
          <text:p text:style-name="P2"><text:span text:style-name="T1">暂时接受先验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5cm" svg:height="1cm" svg:x="1.25cm" svg:y="10.25cm">
          <text:p text:style-name="P2"><text:span text:style-name="T1">拟合模型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25cm" svg:height="4.25cm" svg:x="2.55cm" svg:y="12cm">
          <text:p text:style-name="P2"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5.25cm" svg:height="0.911cm" svg:x="3.2cm" svg:y="12.089cm">
          <draw:text-box>
            <text:p text:style-name="P2"><text:span text:style-name="T3">验证计算</text:span></text:p>
          </draw:text-box>
        </draw:frame>
        <draw:custom-shape draw:style-name="gr6" draw:text-style-name="P4" draw:layer="layout" svg:width="4.75cm" svg:height="0.5cm" svg:x="3.3cm" svg:y="13.25cm">
          <text:p text:style-name="P2"><text:span text:style-name="T4">收敛性诊断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75cm" svg:height="0.5cm" svg:x="3.3cm" svg:y="14cm">
          <text:p text:style-name="P2"><text:span text:style-name="T4">伪数据模拟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75cm" svg:height="0.5cm" svg:x="3.3cm" svg:y="14.75cm">
          <text:p text:style-name="P2"><text:span text:style-name="T4">基于模拟的校正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5cm" svg:height="1.5cm" svg:x="6.8cm" svg:y="17.2cm">
          <draw:text-box>
            <text:p><text:span text:style-name="T5">定位计算问题</text:span></text:p>
          </draw:text-box>
        </draw:frame>
        <draw:custom-shape draw:style-name="gr8" draw:text-style-name="P4" draw:layer="layout" svg:width="3.25cm" svg:height="0.5cm" svg:x="1.75cm" svg:y="18.75cm">
          <text:p text:style-name="P2"><text:span text:style-name="T4">简化模型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5cm" svg:height="0.5cm" svg:x="6.5cm" svg:y="18.75cm">
          <text:p text:style-name="P2"><text:span text:style-name="T4">堆叠多条链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5cm" svg:height="1.5cm" svg:x="10.25cm" svg:y="18.75cm">
          <text:p text:style-name="P2"><text:span text:style-name="T4">增加先验信息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4.5cm" svg:height="0.5cm" svg:x="1.75cm" svg:y="19.75cm">
          <text:p text:style-name="P2"><text:span text:style-name="T4">实现模型组件的分离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5cm" svg:height="0.5cm" svg:x="6.5cm" svg:y="19.75cm">
          <text:p text:style-name="P2"><text:span text:style-name="T4">检查多模态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4.5cm" svg:height="0.5cm" svg:x="1.75cm" svg:y="20.75cm">
          <text:p text:style-name="P2"><text:span text:style-name="T4">以小批次迭代运行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5cm" svg:height="0.5cm" svg:x="6.5cm" svg:y="20.75cm">
          <text:p text:style-name="P2"><text:span text:style-name="T4">重新参数化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5cm" svg:height="0.5cm" svg:x="10.5cm" svg:y="20.75cm">
          <text:p text:style-name="P2"><text:span text:style-name="T4">添加更多数据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4.5cm" svg:height="0.5cm" svg:x="1.75cm" svg:y="21.75cm">
          <text:p text:style-name="P2"><text:span text:style-name="T4">在数据子集上运行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5cm" svg:height="0.5cm" svg:x="6.5cm" svg:y="21.75cm">
          <text:p text:style-name="P2"><text:span text:style-name="T4">绘制出中间量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4.25cm" svg:height="1cm" svg:x="10.5cm" svg:y="21.75cm">
          <text:p text:style-name="P2"><text:span text:style-name="T4">放弃</text:span></text:p>
          <draw:enhanced-geometry svg:viewBox="0 0 21600 21600" draw:type="rectangle" draw:enhanced-path="M 0 0 L 21600 0 21600 21600 0 21600 0 0 Z N"/>
        </draw:custom-shape>
        <draw:line draw:style-name="gr13" draw:text-style-name="P10" draw:layer="layout" svg:x1="1.75cm" svg:y1="17cm" svg:x2="1.75cm" svg:y2="11.25cm">
          <text:p/>
        </draw:line>
        <draw:line draw:style-name="gr14" draw:text-style-name="P10" draw:layer="layout" svg:x1="5.25cm" svg:y1="11.25cm" svg:x2="5.25cm" svg:y2="12cm">
          <text:p/>
        </draw:line>
        <draw:custom-shape draw:style-name="gr15" draw:text-style-name="P11" draw:layer="layout" svg:width="5cm" svg:height="1cm" svg:x="10.25cm" svg:y="15.25cm">
          <text:p text:style-name="P2"><text:span text:style-name="T5">计算无效</text:span></text:p>
          <draw:enhanced-geometry svg:viewBox="0 0 21600 21600" draw:type="rectangle" draw:enhanced-path="M 0 0 L 21600 0 21600 21600 0 21600 0 0 Z N"/>
        </draw:custom-shape>
        <draw:line draw:style-name="gr16" draw:text-style-name="P10" draw:layer="layout" svg:x1="8.75cm" svg:y1="15.75cm" svg:x2="10.25cm" svg:y2="15.75cm">
          <text:p/>
        </draw:line>
        <draw:line draw:style-name="gr16" draw:text-style-name="P10" draw:layer="layout" svg:x1="12.5cm" svg:y1="16.25cm" svg:x2="12.5cm" svg:y2="17cm">
          <text:p/>
        </draw:line>
        <draw:custom-shape draw:style-name="gr17" draw:text-style-name="P1" draw:layer="layout" svg:width="6.25cm" svg:height="5.5cm" svg:x="9.45cm" svg:y="8.9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5.25cm" svg:height="0.911cm" svg:x="9.9cm" svg:y="8.99cm">
          <draw:text-box>
            <text:p text:style-name="P2"><text:span text:style-name="T3">评估和使用模型</text:span></text:p>
          </draw:text-box>
        </draw:frame>
        <draw:custom-shape draw:style-name="gr18" draw:text-style-name="P12" draw:layer="layout" svg:width="5.25cm" svg:height="1.022cm" svg:x="7.75cm" svg:y="7.228cm">
          <text:p text:style-name="P2"><text:span text:style-name="T1">暂时接受计算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xml:id="id2" draw:id="id2" draw:layer="layout" svg:width="5.25cm" svg:height="1.022cm" svg:x="7.75cm" svg:y="6cm">
          <text:p text:style-name="P2"><text:span text:style-name="T1">先验与领域知识不符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75cm" svg:height="0.5cm" svg:x="10.25cm" svg:y="10.15cm">
          <text:p text:style-name="P2"><text:span text:style-name="T4">后验预测性检查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75cm" svg:height="0.5cm" svg:x="10.25cm" svg:y="10.79cm">
          <text:p text:style-name="P2"><text:span text:style-name="T4">交叉验证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75cm" svg:height="0.5cm" svg:x="10.25cm" svg:y="11.43cm">
          <text:p text:style-name="P2"><text:span text:style-name="T4">个别数据点的影响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75cm" svg:height="0.5cm" svg:x="10.25cm" svg:y="12.07cm">
          <text:p text:style-name="P2"><text:span text:style-name="T4">先验的影响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75cm" svg:height="0.5cm" svg:x="10.25cm" svg:y="12.71cm">
          <text:p text:style-name="P2"><text:span text:style-name="T4">预测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75cm" svg:height="0.5cm" svg:x="10.25cm" svg:y="13.35cm">
          <text:p text:style-name="P2"><text:span text:style-name="T4">后分层法</text:span></text:p>
          <draw:enhanced-geometry svg:viewBox="0 0 21600 21600" draw:type="rectangle" draw:enhanced-path="M 0 0 L 21600 0 21600 21600 0 21600 0 0 Z N"/>
        </draw:custom-shape>
        <draw:line draw:style-name="gr16" draw:text-style-name="P10" draw:layer="layout" svg:x1="3.75cm" svg:y1="5.3cm" svg:x2="3.75cm" svg:y2="6.5cm">
          <text:p/>
        </draw:line>
        <draw:connector draw:style-name="gr19" draw:text-style-name="P2" draw:layer="layout" svg:x1="6.5cm" svg:y1="7cm" svg:x2="7.75cm" svg:y2="6.511cm" draw:start-shape="id1" draw:start-glue-point="1" draw:end-shape="id2" draw:end-glue-point="3" svg:d="M6500 7000h625v-489h625" svg:viewBox="0 0 1251 490">
          <text:p/>
        </draw:connector>
        <draw:custom-shape draw:style-name="gr20" draw:text-style-name="P1" draw:layer="layout" svg:width="6.25cm" svg:height="5.2cm" svg:x="17.5cm" svg:y="5.25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5.25cm" svg:height="0.911cm" svg:x="18.1cm" svg:y="5.29cm">
          <draw:text-box>
            <text:p text:style-name="P2"><text:span text:style-name="T3">修改模型</text:span></text:p>
          </draw:text-box>
        </draw:frame>
        <draw:custom-shape draw:style-name="gr6" draw:text-style-name="P4" draw:layer="layout" svg:width="4.75cm" svg:height="0.5cm" svg:x="18.25cm" svg:y="6.45cm">
          <text:p text:style-name="P2"><text:span text:style-name="T4">选择一个新模型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75cm" svg:height="0.5cm" svg:x="18.25cm" svg:y="7.09cm">
          <text:p text:style-name="P2"><text:span text:style-name="T4">替换模型的组件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75cm" svg:height="0.5cm" svg:x="18.25cm" svg:y="7.73cm">
          <text:p text:style-name="P2"><text:span text:style-name="T4">丰化</text:span><text:span text:style-name="T4">/</text:span><text:span text:style-name="T4">扩展模型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75cm" svg:height="0.5cm" svg:x="18.25cm" svg:y="8.37cm">
          <text:p text:style-name="P2"><text:span text:style-name="T4">使用近似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75cm" svg:height="0.5cm" svg:x="18.25cm" svg:y="9.01cm">
          <text:p text:style-name="P2"><text:span text:style-name="T4">增加更多数据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75cm" svg:height="0.5cm" svg:x="18.25cm" svg:y="9.65cm">
          <text:p text:style-name="P2"><text:span text:style-name="T4">修改先验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5.25cm" svg:height="1.25cm" svg:x="16.5cm" svg:y="11.75cm">
          <text:p text:style-name="P2"><text:span text:style-name="T5">模型</text:span><text:span text:style-name="T3">不值得</text:span><text:span text:style-name="T5">信任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xml:id="id3" draw:id="id3" draw:layer="layout" svg:width="5.25cm" svg:height="1.25cm" svg:x="16.5cm" svg:y="15.25cm">
          <text:p text:style-name="P2"><text:span text:style-name="T3">暂时接受模型</text:span></text:p>
          <draw:enhanced-geometry svg:viewBox="0 0 21600 21600" draw:type="rectangle" draw:enhanced-path="M 0 0 L 21600 0 21600 21600 0 21600 0 0 Z N"/>
        </draw:custom-shape>
        <draw:line draw:style-name="gr16" draw:text-style-name="P10" draw:layer="layout" svg:x1="15.75cm" svg:y1="12.25cm" svg:x2="16.5cm" svg:y2="12.25cm">
          <text:p/>
        </draw:line>
        <draw:line draw:style-name="gr22" draw:text-style-name="P10" draw:layer="layout" svg:x1="15.75cm" svg:y1="14cm" svg:x2="17.25cm" svg:y2="15.25cm">
          <text:p/>
        </draw:line>
        <draw:custom-shape draw:style-name="gr23" draw:text-style-name="P1" draw:layer="layout" svg:width="6.25cm" svg:height="4cm" draw:transform="skewX (0.00244346095279206) translate (16.25cm 17.5cm)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5.25cm" svg:height="0.911cm" svg:x="16.7cm" svg:y="17.59cm">
          <draw:text-box>
            <text:p text:style-name="P2"><text:span text:style-name="T3">比较模型</text:span></text:p>
          </draw:text-box>
        </draw:frame>
        <draw:custom-shape draw:style-name="gr6" draw:text-style-name="P4" draw:layer="layout" svg:width="4.75cm" svg:height="0.5cm" svg:x="17.05cm" svg:y="18.75cm">
          <text:p text:style-name="P2"><text:span text:style-name="T4">比较推断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75cm" svg:height="0.5cm" svg:x="17.05cm" svg:y="19.39cm">
          <text:p text:style-name="P2"><text:span text:style-name="T4">多元分析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75cm" svg:height="0.5cm" svg:x="17.05cm" svg:y="20.03cm">
          <text:p text:style-name="P2"><text:span text:style-name="T4">模型平均</text:span><text:span text:style-name="T4">/</text:span><text:span text:style-name="T4">堆叠</text:span></text:p>
          <draw:enhanced-geometry svg:viewBox="0 0 21600 21600" draw:type="rectangle" draw:enhanced-path="M 0 0 L 21600 0 21600 21600 0 21600 0 0 Z N"/>
        </draw:custom-shape>
        <draw:line draw:style-name="gr24" draw:text-style-name="P10" draw:layer="layout" svg:x1="14.75cm" svg:y1="22.2cm" svg:x2="23cm" svg:y2="22.2cm">
          <text:p/>
        </draw:line>
        <draw:line draw:style-name="gr25" draw:text-style-name="P10" draw:layer="layout" svg:x1="23cm" svg:y1="10.5cm" svg:x2="23cm" svg:y2="22.25cm">
          <text:p/>
        </draw:line>
        <draw:line draw:style-name="gr16" draw:text-style-name="P10" draw:layer="layout" svg:x1="19.25cm" svg:y1="16.5cm" svg:x2="19.25cm" svg:y2="17.5cm">
          <text:p/>
        </draw:line>
        <draw:line draw:style-name="gr16" draw:text-style-name="P10" draw:layer="layout" svg:x1="19cm" svg:y1="11.75cm" svg:x2="19cm" svg:y2="10.5cm">
          <text:p/>
        </draw:line>
        <draw:connector draw:style-name="gr26" draw:text-style-name="P2" draw:layer="layout" svg:x1="21.75cm" svg:y1="15.875cm" svg:x2="22.306cm" svg:y2="10.502cm" draw:start-shape="id3" draw:start-glue-point="1" svg:d="M21750 15875h529v-5373h27" svg:viewBox="0 0 557 5374">
          <text:p/>
        </draw:connector>
        <draw:line draw:style-name="gr27" draw:text-style-name="P10" draw:layer="layout" svg:x1="13cm" svg:y1="6.6cm" svg:x2="17.5cm" svg:y2="6.6cm">
          <text:p/>
        </draw:line>
        <draw:line draw:style-name="gr27" draw:text-style-name="P10" draw:layer="layout" svg:x1="8.25cm" svg:y1="12cm" svg:x2="8.25cm" svg:y2="8.25cm">
          <text:p/>
        </draw:line>
        <draw:line draw:style-name="gr27" draw:text-style-name="P10" draw:layer="layout" svg:x1="12cm" svg:y1="8.25cm" svg:x2="12cm" svg:y2="9cm">
          <text:p/>
        </draw:line>
        <draw:line draw:style-name="gr28" draw:text-style-name="P10" draw:layer="layout" svg:x1="17.5cm" svg:y1="5.5cm" svg:x2="6cm" svg:y2="5.5cm">
          <text:p/>
        </draw:line>
        <draw:line draw:style-name="gr25" draw:text-style-name="P10" draw:layer="layout" svg:x1="6cm" svg:y1="6.5cm" svg:x2="6cm" svg:y2="5.5cm">
          <text:p/>
        </draw:line>
        <draw:line draw:style-name="gr27" draw:text-style-name="P10" draw:layer="layout" svg:x1="3.75cm" svg:y1="7.5cm" svg:x2="3.75cm" svg:y2="8.5cm">
          <text:p/>
        </draw:line>
        <draw:line draw:style-name="gr27" draw:text-style-name="P10" draw:layer="layout" svg:x1="3.75cm" svg:y1="9.5cm" svg:x2="3.75cm" svg:y2="10.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erif CJK SC" svg:font-family="'Noto Serif CJK SC'" style:font-family-generic="system" style:font-pitch="variable"/>
    <style:font-face style:name="思源黑体 CN" svg:font-family="'思源黑体 CN'" style:font-family-generic="system" style:font-pitch="variable"/>
    <style:font-face style:name="思源黑体 CN ExtraLight" svg:font-family="'思源黑体 CN ExtraLight'" style:font-pitch="variable"/>
    <style:font-face style:name="更纱黑体 SC" svg:font-family="'更纱黑体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7 20 13" svg:d="M0 20l10-13 10 13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1013 1130" svg:d="M1009 1050l-449-1008-22-30-29-12-34 12-21 26-449 1012-5 13v8l5 21 12 21 17 13 21 4h903l21-4 21-13 9-21 4-21v-8z"/>
    <draw:marker draw:name="Arrowheads_20_13" draw:display-name="Arrowheads 13" svg:viewBox="0 0 1131 1580" svg:d="M1013 1491l118 89-567-1580-564 1580 114-85 136-68 148-46 161-17 161 13 153 46z"/>
    <draw:marker draw:name="Arrowheads_20_14" draw:display-name="Arrowheads 14" svg:viewBox="0 826 1131 754" svg:d="M566 826l-566 754 114-85 136-68 148-46 161-17 161 13 153 46 140 68 118 89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更纱黑体 SC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="Arrow_20_short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 CN" style:font-family-asian="'思源黑体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31T20:02:12.010676510</meta:creation-date>
    <dc:date>2021-12-31T20:56:28.085509785</dc:date>
    <meta:editing-duration>PT34S</meta:editing-duration>
    <meta:editing-cycles>1</meta:editing-cycles>
    <meta:document-statistic meta:object-count="68"/>
    <meta:generator>LibreOffice/7.2.4.1$Linux_X86_64 LibreOffice_project/20$Build-1</meta:generator>
  </office:meta>
</office:document-meta>
</file>